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officeooo:rsid="0000ddee" officeooo:paragraph-rsid="0000ddee"/>
    </style:style>
    <style:style style:name="P2" style:family="paragraph" style:parent-style-name="Footer">
      <style:paragraph-properties>
        <style:tab-stops>
          <style:tab-stop style:position="17cm" style:type="right"/>
        </style:tab-stops>
      </style:paragraph-properties>
    </style:style>
    <style:style style:name="P3" style:family="paragraph" style:parent-style-name="Text_20_body">
      <style:text-properties officeooo:rsid="00087859" officeooo:paragraph-rsid="00087859"/>
    </style:style>
    <style:style style:name="P4" style:family="paragraph" style:parent-style-name="Title">
      <style:text-properties officeooo:rsid="00087859" officeooo:paragraph-rsid="00087859"/>
    </style:style>
    <style:style style:name="P5" style:family="paragraph" style:parent-style-name="Text_20_body">
      <style:text-properties officeooo:rsid="000aac3d" officeooo:paragraph-rsid="000aac3d"/>
    </style:style>
    <style:style style:name="P6" style:family="paragraph" style:parent-style-name="Text_20_body">
      <style:text-properties officeooo:rsid="000c8b80" officeooo:paragraph-rsid="000c8b80"/>
    </style:style>
    <style:style style:name="P7" style:family="paragraph" style:parent-style-name="Text_20_body">
      <style:text-properties officeooo:rsid="000d087d" officeooo:paragraph-rsid="000d087d"/>
    </style:style>
    <style:style style:name="P8" style:family="paragraph" style:parent-style-name="Text_20_body">
      <style:text-properties officeooo:rsid="000e80dc" officeooo:paragraph-rsid="000e80dc"/>
    </style:style>
    <style:style style:name="T1" style:family="text">
      <style:text-properties officeooo:rsid="00054698"/>
    </style:style>
    <style:style style:name="T2" style:family="text">
      <style:text-properties officeooo:rsid="00088f2c"/>
    </style:style>
    <style:style style:name="T3" style:family="text">
      <style:text-properties officeooo:rsid="0009e633"/>
    </style:style>
    <style:style style:name="T4" style:family="text">
      <style:text-properties officeooo:rsid="0009f1f2"/>
    </style:style>
    <style:style style:name="T5" style:family="text">
      <style:text-properties officeooo:rsid="000a195b"/>
    </style:style>
    <style:style style:name="T6" style:family="text">
      <style:text-properties officeooo:rsid="000c447e"/>
    </style:style>
    <style:style style:name="T7" style:family="text">
      <style:text-properties officeooo:rsid="000c8b80"/>
    </style:style>
    <style:style style:name="T8" style:family="text">
      <style:text-properties officeooo:rsid="000d087d"/>
    </style:style>
    <style:style style:name="T9" style:family="text">
      <style:text-properties officeooo:rsid="000d29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rir por contrato</text:p>
      <text:p text:style-name="P3">E<text:span text:style-name="T2">ste documental </text:span><text:span text:style-name="T3">trata sobre un chico (Xavi, de 19 años), que </text:span><text:span text:style-name="T4">murió </text:span><text:span text:style-name="T5">en 2021 por culpa de trabajar, literalmente. Aquí se ve cómo se encuentra su familia y sus amigos unos años después, que aunque haya pasado mucho tiempo siguen echándole de menos y siguen intentando hacer justicia por él, pero aún no habían ido ni a juicio.</text:span></text:p>
      <text:p text:style-name="P3"/>
      <text:p text:style-name="P5">El documental empieza hablando con sus amigos, contando como fueron sus inicios trabajando y anécdotas que tuvieron, hasta que se ponen a hablar de Xavi, él trabajaba junto a su primo en una fábrica de <text:span text:style-name="T6">tela. Ese día, Xavi estaba aprendiendo a usar una máquina que aplastaba la tela ya que tenía que sustituir a un empleado que se iba, </text:span><text:span text:style-name="T7">pero lo único que sabía sobre la máquina era lo poco que le había explicado el otro empleado y no había absolutamente nada que preveniera los riesgos laborales. De pronto se escuchó un grito y la máquina arrastró a Xavi dentro de ella, aplastándole y metiéndole entre las telas.</text:span></text:p>
      <text:p text:style-name="P5"/>
      <text:p text:style-name="P6">Después de esa primera parte hablan con la madre, y estaba enfadada porque los jefes de la empresa <text:span text:style-name="T8">no la habían dicho ni un simple pésamen por la muerte de su hijo, quería justicia, pero ya llevaban dos años esperando a tener el primer juicio, asique aún iba a pasar tiempo hasta poder tenerla. También tenía ganas de verles las caras, solo para poder saber quien ha sido quien le ha quitado la vida a su hijo por ahorrarse las medidas de prevención. </text:span></text:p>
      <text:p text:style-name="P7">Al final de todo, se ve como su familia entera va al juicio por fin, todos con una camiseta <text:span text:style-name="T9">que dice que quieren justicia para Xavi.</text:span></text:p>
      <text:p text:style-name="P7"/>
      <text:p text:style-name="P8">Al ver este documental, me he dado cuenta de lo importante que es la seguridad mientras 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fill="solid" draw:fill-color="#cccccc"/>
      <style:paragraph-properties fo:background-color="#cccccc" fo:padding="0.049cm" fo:border-left="none" fo:border-right="none" fo:border-top="none" fo:border-bottom="0.74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loext:graphic-properties draw:fill="solid" draw:fill-color="#cccccc"/>
      <style:paragraph-properties fo:background-color="#cccccc" fo:padding="0.049cm" fo:border-left="none" fo:border-right="none" fo:border-top="0.74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officeooo:rsid="0000ddee" officeooo:paragraph-rsid="0000ddee"/>
    </style:style>
    <style:style style:name="MP2" style:family="paragraph" style:parent-style-name="Footer">
      <style:paragraph-properties>
        <style:tab-stops>
          <style:tab-stop style:position="17cm" style:type="right"/>
        </style:tab-stops>
      </style:paragraph-properties>
    </style:style>
    <style:style style:name="MT1" style:family="text">
      <style:text-properties officeooo:rsid="000546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tab/><text:date style:data-style-name="N37" text:date-value="2024-10-23T11:39:17.020454644">23/10/24</text:date></text:p>
      </style:header>
      <style:footer>
        <text:p text:style-name="MP2"><text:initial-creator>Iván Castro Prado</text:initial-creator><text:tab/><text:span text:style-name="MT1">Pág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3T10:09:51.377447000</meta:creation-date>
    <meta:editing-duration>PT30M42S</meta:editing-duration>
    <meta:editing-cycles>3</meta:editing-cycles>
    <meta:generator>LibreOffice/24.2.5.2$Linux_X86_64 LibreOffice_project/420$Build-2</meta:generator>
    <dc:title>Normal</dc:title>
    <meta:initial-creator>Iván Castro Prado</meta:initial-creator>
    <dc:date>2024-10-23T11:39:16.992531401</dc:date>
    <dc:creator>Iván Castro Prado</dc:creator>
    <meta:document-statistic meta:table-count="0" meta:image-count="0" meta:object-count="0" meta:page-count="1" meta:paragraph-count="8" meta:word-count="302" meta:character-count="1662" meta:non-whitespace-character-count="1366"/>
    <meta:template xlink:type="simple" xlink:actuate="onRequest" xlink:title="Normal" xlink:href="../../Plantillas/Normal.ott" meta:date="2024-10-23T10:09:50.596156367"/>
  </office:meta>
</office:document-meta>
</file>